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0.25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2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aselin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SPATIAL madr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queries/madrid/10k-starts-with-x.txt</text:p>
          </table:table-cell>
          <table:table-cell office:value-type="float" office:value="59512" calcext:value-type="float">
            <text:p>595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25881" calcext:value-type="float">
            <text:p>3325881</text:p>
          </table:table-cell>
          <table:table-cell office:value-type="float" office:value="0.059512" calcext:value-type="float">
            <text:p>0.059512</text:p>
          </table:table-cell>
          <table:table-cell office:value-type="float" office:value="0.017894" calcext:value-type="float">
            <text:p>0.017894</text:p>
          </table:table-cell>
        </table:table-row>
        <table:table-row table:style-name="ro1">
          <table:table-cell office:value-type="string" calcext:value-type="string">
            <text:p>./queries/madrid/10k-ends-with-x.txt</text:p>
          </table:table-cell>
          <table:table-cell office:value-type="float" office:value="91660" calcext:value-type="float">
            <text:p>9166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25861" calcext:value-type="float">
            <text:p>3325861</text:p>
          </table:table-cell>
          <table:table-cell office:value-type="float" office:value="0.09166" calcext:value-type="float">
            <text:p>0.09166</text:p>
          </table:table-cell>
          <table:table-cell office:value-type="float" office:value="0.02756" calcext:value-type="float">
            <text:p>0.02756</text:p>
          </table:table-cell>
        </table:table-row>
        <table:table-row table:style-name="ro1">
          <table:table-cell office:value-type="string" calcext:value-type="string">
            <text:p>./queries/madrid/10k-uses-x.txt</text:p>
          </table:table-cell>
          <table:table-cell office:value-type="float" office:value="60595" calcext:value-type="float">
            <text:p>6059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220467" calcext:value-type="float">
            <text:p>38220467</text:p>
          </table:table-cell>
          <table:table-cell office:value-type="float" office:value="0.060595" calcext:value-type="float">
            <text:p>0.060595</text:p>
          </table:table-cell>
          <table:table-cell office:value-type="float" office:value="0.001585" calcext:value-type="float">
            <text:p>0.001585</text:p>
          </table:table-cell>
        </table:table-row>
        <table:table-row table:style-name="ro1">
          <table:table-cell office:value-type="string" calcext:value-type="string">
            <text:p>./queries/madrid/10k-starts-with-x-ends-with-y-strong.txt</text:p>
          </table:table-cell>
          <table:table-cell office:value-type="float" office:value="289188" calcext:value-type="float">
            <text:p>28918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-1717744296" calcext:value-type="float">
            <text:p>-1717744296</text:p>
          </table:table-cell>
          <table:table-cell office:value-type="float" office:value="0.289188" calcext:value-type="float">
            <text:p>0.289188</text:p>
          </table:table-cell>
          <table:table-cell office:value-type="float" office:value="-0.000168" calcext:value-type="float">
            <text:p>-0.000168</text:p>
          </table:table-cell>
        </table:table-row>
        <table:table-row table:style-name="ro1">
          <table:table-cell office:value-type="string" calcext:value-type="string">
            <text:p>./queries/madrid/10k-starts-with-x-ends-with-y-weak.txt</text:p>
          </table:table-cell>
          <table:table-cell office:value-type="float" office:value="288269" calcext:value-type="float">
            <text:p>28826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-1362758296" calcext:value-type="float">
            <text:p>-1362758296</text:p>
          </table:table-cell>
          <table:table-cell office:value-type="float" office:value="0.288269" calcext:value-type="float">
            <text:p>0.288269</text:p>
          </table:table-cell>
          <table:table-cell office:value-type="float" office:value="-0.000212" calcext:value-type="float">
            <text:p>-0.000212</text:p>
          </table:table-cell>
        </table:table-row>
        <table:table-row table:style-name="ro1">
          <table:table-cell office:value-type="string" calcext:value-type="string">
            <text:p>SPATIOTEMPORAL madr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queries/madrid/10k-starts-with-x.txt</text:p>
          </table:table-cell>
          <table:table-cell office:value-type="float" office:value="858345" calcext:value-type="float">
            <text:p>85834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84309596" calcext:value-type="float">
            <text:p>384309596</text:p>
          </table:table-cell>
          <table:table-cell office:value-type="float" office:value="0.858345" calcext:value-type="float">
            <text:p>0.858345</text:p>
          </table:table-cell>
          <table:table-cell office:value-type="float" office:value="0.002233" calcext:value-type="float">
            <text:p>0.002233</text:p>
          </table:table-cell>
        </table:table-row>
        <table:table-row table:style-name="ro1">
          <table:table-cell office:value-type="string" calcext:value-type="string">
            <text:p>./queries/madrid/10k-ends-with-x.txt</text:p>
          </table:table-cell>
          <table:table-cell office:value-type="float" office:value="1048119" calcext:value-type="float">
            <text:p>104811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34164644" calcext:value-type="float">
            <text:p>534164644</text:p>
          </table:table-cell>
          <table:table-cell office:value-type="float" office:value="1.048119" calcext:value-type="float">
            <text:p>1.048119</text:p>
          </table:table-cell>
          <table:table-cell office:value-type="float" office:value="0.001962" calcext:value-type="float">
            <text:p>0.001962</text:p>
          </table:table-cell>
        </table:table-row>
        <table:table-row table:style-name="ro1">
          <table:table-cell office:value-type="string" calcext:value-type="string">
            <text:p>./queries/madrid/10k-uses-x.txt</text:p>
          </table:table-cell>
          <table:table-cell office:value-type="float" office:value="807234" calcext:value-type="float">
            <text:p>80723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-1424348328" calcext:value-type="float">
            <text:p>-1424348328</text:p>
          </table:table-cell>
          <table:table-cell office:value-type="float" office:value="0.807234" calcext:value-type="float">
            <text:p>0.807234</text:p>
          </table:table-cell>
          <table:table-cell office:value-type="float" office:value="-0.000567" calcext:value-type="float">
            <text:p>-0.000567</text:p>
          </table:table-cell>
        </table:table-row>
        <table:table-row table:style-name="ro1">
          <table:table-cell office:value-type="string" calcext:value-type="string">
            <text:p>./queries/madrid/10k-starts-with-x-ends-with-y-strong.txt</text:p>
          </table:table-cell>
          <table:table-cell office:value-type="float" office:value="413165" calcext:value-type="float">
            <text:p>41316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08517000" calcext:value-type="float">
            <text:p>108517000</text:p>
          </table:table-cell>
          <table:table-cell office:value-type="float" office:value="0.413165" calcext:value-type="float">
            <text:p>0.413165</text:p>
          </table:table-cell>
          <table:table-cell office:value-type="float" office:value="0.003807" calcext:value-type="float">
            <text:p>0.003807</text:p>
          </table:table-cell>
        </table:table-row>
        <table:table-row table:style-name="ro1">
          <table:table-cell office:value-type="string" calcext:value-type="string">
            <text:p>./queries/madrid/10k-starts-with-x-ends-with-y-weak.txt</text:p>
          </table:table-cell>
          <table:table-cell office:value-type="float" office:value="4882304" calcext:value-type="float">
            <text:p>488230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3220000" calcext:value-type="float">
            <text:p>93220000</text:p>
          </table:table-cell>
          <table:table-cell office:value-type="float" office:value="4.882304" calcext:value-type="float">
            <text:p>4.882304</text:p>
          </table:table-cell>
          <table:table-cell office:value-type="float" office:value="0.052374" calcext:value-type="float">
            <text:p>0.052374</text:p>
          </table:table-cell>
        </table:table-row>
        <table:table-row table:style-name="ro1">
          <table:table-cell table:style-name="ce1" office:value-type="string" calcext:value-type="string">
            <text:p>Size of baseline (total): 237931256 bytes (23.21% compression)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/>
        </table:table-row>
        <table:table-row table:style-name="ro1">
          <table:table-cell office:value-type="string" calcext:value-type="string">
            <text:p>SPATIAL 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queries/porto/10k-starts-with-x.txt</text:p>
          </table:table-cell>
          <table:table-cell office:value-type="float" office:value="74555" calcext:value-type="float">
            <text:p>7455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3000" calcext:value-type="float">
            <text:p>333000</text:p>
          </table:table-cell>
          <table:table-cell office:value-type="float" office:value="0.074555" calcext:value-type="float">
            <text:p>0.074555</text:p>
          </table:table-cell>
          <table:table-cell office:value-type="float" office:value="0.223889" calcext:value-type="float">
            <text:p>0.223889</text:p>
          </table:table-cell>
        </table:table-row>
        <table:table-row table:style-name="ro1">
          <table:table-cell office:value-type="string" calcext:value-type="string">
            <text:p>./queries/porto/10k-ends-with-x.txt</text:p>
          </table:table-cell>
          <table:table-cell office:value-type="float" office:value="112838" calcext:value-type="float">
            <text:p>112838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89000" calcext:value-type="float">
            <text:p>289000</text:p>
          </table:table-cell>
          <table:table-cell office:value-type="float" office:value="0.112838" calcext:value-type="float">
            <text:p>0.112838</text:p>
          </table:table-cell>
          <table:table-cell office:value-type="float" office:value="0.390443" calcext:value-type="float">
            <text:p>0.390443</text:p>
          </table:table-cell>
        </table:table-row>
        <table:table-row table:style-name="ro1">
          <table:table-cell office:value-type="string" calcext:value-type="string">
            <text:p>./queries/porto/10k-uses-x.txt</text:p>
          </table:table-cell>
          <table:table-cell office:value-type="float" office:value="74105" calcext:value-type="float">
            <text:p>74105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6079000" calcext:value-type="float">
            <text:p>26079000</text:p>
          </table:table-cell>
          <table:table-cell office:value-type="float" office:value="0.074105" calcext:value-type="float">
            <text:p>0.074105</text:p>
          </table:table-cell>
          <table:table-cell office:value-type="float" office:value="0.002842" calcext:value-type="float">
            <text:p>0.002842</text:p>
          </table:table-cell>
        </table:table-row>
        <table:table-row table:style-name="ro1">
          <table:table-cell office:value-type="string" calcext:value-type="string">
            <text:p>./queries/porto/10k-starts-with-x-ends-with-y-strong.txt</text:p>
          </table:table-cell>
          <table:table-cell office:value-type="float" office:value="249166" calcext:value-type="float">
            <text:p>24916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3694000" calcext:value-type="float">
            <text:p>23694000</text:p>
          </table:table-cell>
          <table:table-cell office:value-type="float" office:value="0.249166" calcext:value-type="float">
            <text:p>0.249166</text:p>
          </table:table-cell>
          <table:table-cell office:value-type="float" office:value="0.010516" calcext:value-type="float">
            <text:p>0.010516</text:p>
          </table:table-cell>
        </table:table-row>
        <table:table-row table:style-name="ro1">
          <table:table-cell office:value-type="string" calcext:value-type="string">
            <text:p>./queries/porto/10k-starts-with-x-ends-with-y-weak.txt</text:p>
          </table:table-cell>
          <table:table-cell office:value-type="float" office:value="248307" calcext:value-type="float">
            <text:p>248307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8920000" calcext:value-type="float">
            <text:p>18920000</text:p>
          </table:table-cell>
          <table:table-cell office:value-type="float" office:value="0.248307" calcext:value-type="float">
            <text:p>0.248307</text:p>
          </table:table-cell>
          <table:table-cell office:value-type="float" office:value="0.013124" calcext:value-type="float">
            <text:p>0.013124</text:p>
          </table:table-cell>
        </table:table-row>
        <table:table-row table:style-name="ro1">
          <table:table-cell office:value-type="string" calcext:value-type="string">
            <text:p>SPATIOTEMPORAL por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./queries/porto/10k-starts-with-x.txt</text:p>
          </table:table-cell>
          <table:table-cell office:value-type="float" office:value="93620" calcext:value-type="float">
            <text:p>9362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41000" calcext:value-type="float">
            <text:p>2241000</text:p>
          </table:table-cell>
          <table:table-cell office:value-type="float" office:value="0.09362" calcext:value-type="float">
            <text:p>0.09362</text:p>
          </table:table-cell>
          <table:table-cell office:value-type="float" office:value="0.041776" calcext:value-type="float">
            <text:p>0.041776</text:p>
          </table:table-cell>
        </table:table-row>
        <table:table-row table:style-name="ro1">
          <table:table-cell office:value-type="string" calcext:value-type="string">
            <text:p>./queries/porto/10k-ends-with-x.txt</text:p>
          </table:table-cell>
          <table:table-cell office:value-type="float" office:value="133712" calcext:value-type="float">
            <text:p>133712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726000" calcext:value-type="float">
            <text:p>726000</text:p>
          </table:table-cell>
          <table:table-cell office:value-type="float" office:value="0.133712" calcext:value-type="float">
            <text:p>0.133712</text:p>
          </table:table-cell>
          <table:table-cell office:value-type="float" office:value="0.184176" calcext:value-type="float">
            <text:p>0.184176</text:p>
          </table:table-cell>
        </table:table-row>
        <table:table-row table:style-name="ro1">
          <table:table-cell office:value-type="string" calcext:value-type="string">
            <text:p>./queries/porto/10k-uses-x.txt</text:p>
          </table:table-cell>
          <table:table-cell office:value-type="float" office:value="94414" calcext:value-type="float">
            <text:p>9441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37078000" calcext:value-type="float">
            <text:p>137078000</text:p>
          </table:table-cell>
          <table:table-cell office:value-type="float" office:value="0.094414" calcext:value-type="float">
            <text:p>0.094414</text:p>
          </table:table-cell>
          <table:table-cell office:value-type="float" office:value="0.000689" calcext:value-type="float">
            <text:p>0.000689</text:p>
          </table:table-cell>
        </table:table-row>
        <table:table-row table:style-name="ro1">
          <table:table-cell office:value-type="string" calcext:value-type="string">
            <text:p>./queries/porto/10k-starts-with-x-ends-with-y-strong.txt</text:p>
          </table:table-cell>
          <table:table-cell office:value-type="float" office:value="263639" calcext:value-type="float">
            <text:p>263639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786000" calcext:value-type="float">
            <text:p>1786000</text:p>
          </table:table-cell>
          <table:table-cell office:value-type="float" office:value="0.263639" calcext:value-type="float">
            <text:p>0.263639</text:p>
          </table:table-cell>
          <table:table-cell office:value-type="float" office:value="0.147614" calcext:value-type="float">
            <text:p>0.147614</text:p>
          </table:table-cell>
        </table:table-row>
        <table:table-row table:style-name="ro1">
          <table:table-cell office:value-type="string" calcext:value-type="string">
            <text:p>./queries/porto/10k-starts-with-x-ends-with-y-weak.txt</text:p>
          </table:table-cell>
          <table:table-cell office:value-type="float" office:value="325561" calcext:value-type="float">
            <text:p>32556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0.325561" calcext:value-type="float">
            <text:p>0.325561</text:p>
          </table:table-cell>
          <table:table-cell office:value-type="float" office:value="0.147982" calcext:value-type="float">
            <text:p>0.147982</text:p>
          </table:table-cell>
        </table:table-row>
        <table:table-row table:style-name="ro1">
          <table:table-cell table:style-name="ce1" office:value-type="string" calcext:value-type="string">
            <text:p>Size of baseline (total): 239082172 bytes (28.10% compression)</text:p>
          </table:table-cell>
          <table:table-cell table:number-columns-repeated="5"/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7T11:00:26.814566944</dc:date>
    <meta:editing-duration>PT7M13S</meta:editing-duration>
    <meta:editing-cycles>1</meta:editing-cycles>
    <meta:generator>LibreOffice/5.0.3.2$Linux_X86_64 LibreOffice_project/00m0$Build-2</meta:generator>
    <meta:document-statistic meta:table-count="1" meta:cell-count="126" meta:object-count="0"/>
  </office:meta>
</office:document-meta>
</file>